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05b" officeooo:paragraph-rsid="0006a05b"/>
    </style:style>
    <style:style style:name="P2" style:family="paragraph" style:parent-style-name="Standard">
      <style:text-properties officeooo:rsid="000c0ff1" officeooo:paragraph-rsid="000c0ff1"/>
    </style:style>
    <style:style style:name="P3" style:family="paragraph" style:parent-style-name="Standard">
      <style:text-properties officeooo:rsid="000c0ff1" officeooo:paragraph-rsid="001ed6a8"/>
    </style:style>
    <style:style style:name="P4" style:family="paragraph" style:parent-style-name="Standard">
      <style:paragraph-properties fo:text-align="center" style:justify-single-word="false"/>
      <style:text-properties officeooo:paragraph-rsid="0006a05b"/>
    </style:style>
    <style:style style:name="P5" style:family="paragraph" style:parent-style-name="Standard">
      <style:text-properties officeooo:rsid="000e6f7e" officeooo:paragraph-rsid="000c0ff1"/>
    </style:style>
    <style:style style:name="P6" style:family="paragraph" style:parent-style-name="Standard" style:list-style-name="L1">
      <style:text-properties officeooo:paragraph-rsid="000a3b39"/>
    </style:style>
    <style:style style:name="P7" style:family="paragraph" style:parent-style-name="Standard" style:list-style-name="L1">
      <style:text-properties officeooo:paragraph-rsid="002161eb"/>
    </style:style>
    <style:style style:name="P8" style:family="paragraph" style:parent-style-name="Standard" style:list-style-name="L1">
      <style:text-properties officeooo:rsid="0006a05b" officeooo:paragraph-rsid="0006a05b"/>
    </style:style>
    <style:style style:name="P9" style:family="paragraph" style:parent-style-name="Standard" style:list-style-name="L1">
      <style:text-properties officeooo:rsid="000936bd" officeooo:paragraph-rsid="000936bd"/>
    </style:style>
    <style:style style:name="P10" style:family="paragraph" style:parent-style-name="Standard" style:list-style-name="L1">
      <style:text-properties officeooo:rsid="000a3b39" officeooo:paragraph-rsid="000a3b39"/>
    </style:style>
    <style:style style:name="P11" style:family="paragraph" style:parent-style-name="Standard" style:list-style-name="L1">
      <style:text-properties officeooo:rsid="000a3b39" officeooo:paragraph-rsid="001ed6a8"/>
    </style:style>
    <style:style style:name="P12" style:family="paragraph" style:parent-style-name="Standard" style:list-style-name="L1">
      <style:text-properties officeooo:rsid="001ed6a8" officeooo:paragraph-rsid="001ed6a8"/>
    </style:style>
    <style:style style:name="T1" style:family="text">
      <style:text-properties officeooo:rsid="000936bd"/>
    </style:style>
    <style:style style:name="T2" style:family="text">
      <style:text-properties officeooo:rsid="000a3b39"/>
    </style:style>
    <style:style style:name="T3" style:family="text">
      <style:text-properties fo:font-style="normal" officeooo:rsid="000a3b39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a3b39"/>
    </style:style>
    <style:style style:name="T6" style:family="text">
      <style:text-properties style:text-position="super 58%" officeooo:rsid="000c0ff1"/>
    </style:style>
    <style:style style:name="T7" style:family="text">
      <style:text-properties style:text-position="super 58%" fo:font-style="normal" officeooo:rsid="000c0ff1" style:font-style-asian="normal" style:font-style-complex="normal"/>
    </style:style>
    <style:style style:name="T8" style:family="text">
      <style:text-properties style:text-position="super 58%" fo:font-style="normal" officeooo:rsid="001ed6a8" style:font-style-asian="normal" style:font-style-complex="normal"/>
    </style:style>
    <style:style style:name="T9" style:family="text">
      <style:text-properties style:text-position="super 58%" officeooo:rsid="001ed6a8"/>
    </style:style>
    <style:style style:name="T10" style:family="text">
      <style:text-properties style:text-underline-style="solid" style:text-underline-width="auto" style:text-underline-color="font-color" fo:font-weight="bold" officeooo:rsid="0006a05b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2effc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d80e1" style:font-weight-asian="bold" style:font-weight-complex="bold"/>
    </style:style>
    <style:style style:name="T13" style:family="text">
      <style:text-properties officeooo:rsid="0015e450"/>
    </style:style>
    <style:style style:name="T14" style:family="text">
      <style:text-properties officeooo:rsid="001ed6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Task </text:span><text:span text:style-name="T12">8</text:span><text:span text:style-name="T10">) M</text:span><text:span text:style-name="T12">ain Menu</text:span><text:span text:style-name="T10"> - Server-side r</text:span><text:span text:style-name="T11">outing</text:span><text:span text:style-name="T10"> (Java)</text:span></text:p>
      <text:p text:style-name="P1"/>
      <text:list xml:id="list3208144843" text:style-name="L1">
        <text:list-item>
          <text:p text:style-name="P8">Controllers <text:span text:style-name="T1">(“controllers” package)</text:span></text:p>
          <text:list>
            <text:list-item>
              <text:p text:style-name="P8">Define a MainMenuRouteController.java class</text:p>
              <text:list>
                <text:list-item>
                  <text:p text:style-name="P8">To get started you can use the existing ProductDetailRouteController <text:span text:style-name="T13">as </text:span>an example</text:p>
                  <text:list>
                    <text:list-item>
                      <text:p text:style-name="P8">Routes, method names, etc will be different, but it is useful as a pattern</text:p>
                    </text:list-item>
                    <text:list-item>
                      <text:p text:style-name="P8">This is used for <text:span text:style-name="T1">handling</text:span> web site navigation/document serving</text:p>
                    </text:list-item>
                  </text:list>
                </text:list-item>
                <text:list-item>
                  <text:p text:style-name="P8">Define a route handler for requesting the view/document</text:p>
                  <text:list>
                    <text:list-item>
                      <text:p text:style-name="P8">GET request <text:span text:style-name="T2">with </text:span>“/<text:span text:style-name="T14">mainMenu</text:span>” route/endpoint path</text:p>
                    </text:list-item>
                    <text:list-item>
                      <text:p text:style-name="P9">Parameters</text:p>
                      <text:list>
                        <text:list-item>
                          <text:p text:style-name="P9">Map&lt;String, String&gt; <text:span text:style-name="T2">object</text:span></text:p>
                          <text:list>
                            <text:list-item>
                              <text:p text:style-name="P10">Use the @RequestParam<text:span text:style-name="T6">[1]</text:span> annotation</text:p>
                            </text:list-item>
                            <text:list-item>
                              <text:p text:style-name="P6"><text:span text:style-name="T2">This parameter will contain any query string</text:span><text:span text:style-name="T5">[2,3]</text:span><text:span text:style-name="T2"> parameters passed in the URL</text:span></text:p>
                            </text:list-item>
                          </text:list>
                        </text:list-item>
                        <text:list-item>
                          <text:p text:style-name="P6">HttpServletRequest<text:span text:style-name="T9">[4]</text:span></text:p>
                          <text:list>
                            <text:list-item>
                              <text:p text:style-name="P12">Use this to access the current session and the associated us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Functionality</text:p>
                      <text:list>
                        <text:list-item>
                          <text:p text:style-name="P12">If there is an active user for the current session then</text:p>
                          <text:list>
                            <text:list-item>
                              <text:p text:style-name="P12">Should add any error messages received in the query string parameters to the view</text:p>
                            </text:list-item>
                            <text:list-item>
                              <text:p text:style-name="P11">Should serve up the Main Menu view/document</text:p>
                            </text:list-item>
                          </text:list>
                        </text:list-item>
                        <text:list-item>
                          <text:p text:style-name="P11">E<text:span text:style-name="T14">lse</text:span></text:p>
                          <text:list>
                            <text:list-item>
                              <text:p text:style-name="P7"><text:span text:style-name="T2">Should immediately </text:span><text:span text:style-name="T3">redirect</text:span><text:span text:style-name="T7">[</text:span><text:span text:style-name="T8">5</text:span><text:span text:style-name="T7">]</text:span><text:span text:style-name="T2"> to the Sign In view/document with an appropriate error messag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<text:span text:style-name="T4">[1]</text:span> https://www.baeldung.com/spring-request-param</text:p>
      <text:p text:style-name="P2"><text:span text:style-name="T4">[2]</text:span> https://en.wikipedia.org/wiki/Query_string</text:p>
      <text:p text:style-name="P2"><text:span text:style-name="T4">[3]</text:span> See the heading “The GET Method” at https://www.w3schools.com/tags/ref_httpmethods.asp</text:p>
      <text:p text:style-name="P3"><text:span text:style-name="T4">[</text:span><text:span text:style-name="T9">4</text:span><text:span text:style-name="T4">]</text:span> https://tomcat.apache.org/tomcat-5.5-doc/servletapi/javax/servlet/http/HttpServletRequest.html</text:p>
      <text:p text:style-name="P3"><text:span text:style-name="T4">[</text:span><text:span text:style-name="T9">5</text:span><text:span text:style-name="T4">]</text:span> https://www.baeldung.com/spring-redirect-and-forward#redirect-with-the-prefix-redirect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4:55:36.579979431</meta:creation-date>
    <dc:date>2019-12-31T14:51:40.706428129</dc:date>
    <meta:editing-duration>PT1H4M48S</meta:editing-duration>
    <meta:editing-cycles>20</meta:editing-cycles>
    <meta:generator>LibreOffice/6.3.3.2.0$Linux_X86_64 LibreOffice_project/30$Build-2</meta:generator>
    <meta:document-statistic meta:table-count="0" meta:image-count="0" meta:object-count="0" meta:page-count="1" meta:paragraph-count="25" meta:word-count="179" meta:character-count="1358" meta:non-whitespace-character-count="1223"/>
  </office:meta>
</office:document-meta>
</file>